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9.99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97.49mm"/>
    </style:style>
    <style:style style:name="co5" style:family="table-column">
      <style:table-column-properties fo:break-before="auto" style:column-width="37.43mm"/>
    </style:style>
    <style:style style:name="co6" style:family="table-column">
      <style:table-column-properties fo:break-before="auto" style:column-width="37.45mm"/>
    </style:style>
    <style:style style:name="co7" style:family="table-column">
      <style:table-column-properties fo:break-before="auto" style:column-width="59.8mm"/>
    </style:style>
    <style:style style:name="co8" style:family="table-column">
      <style:table-column-properties fo:break-before="auto" style:column-width="80.15mm"/>
    </style:style>
    <style:style style:name="co9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 style:data-style-name="N107"/>
    <style:style style:name="ce3" style:family="table-cell" style:parent-style-name="Default">
      <style:text-properties style:font-name="Liberation Sans" style:font-name-asian="Lucida Sans Unicode" style:font-name-complex="Lohit Devanagari"/>
    </style:style>
  </office:automatic-styles>
  <office:body>
    <office:spreadsheet>
      <table:calculation-settings table:automatic-find-labels="false"/>
      <table:table table:name="Débit é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P+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s-lig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ion ou protection</text:p>
          </table:table-cell>
          <table:table-cell office:value-type="string" calcext:value-type="string">
            <text:p>Longueur / Quantité</text:p>
          </table:table-cell>
          <table:table-cell office:value-type="string" calcext:value-type="string">
            <text:p>Longueur / Quantité <text:s/>majorée 10 %</text:p>
          </table:table-cell>
          <table:table-cell office:value-type="string" calcext:value-type="string">
            <text:p>Tarif unitaire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mbre P&amp;O + Sud-Est Salle Manger + Nord Salle de Jeu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.24+3.15+0.3+0.2+0.2+2.2+0.2+0.2+0.2+0.2+0.2+4.33" office:value-type="float" office:value="14.62" calcext:value-type="float">
            <text:p>14,62</text:p>
          </table:table-cell>
          <table:table-cell table:formula="of:=[.F4]*1.1" office:value-type="float" office:value="16.082" calcext:value-type="float">
            <text:p>16,08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]*[.H4]" office:value-type="currency" office:currency="EUR" office:value="11.98109" calcext:value-type="currency">
            <text:p>11,98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3+2+2+2+2+1" office:value-type="float" office:value="12" calcext:value-type="float">
            <text:p>12</text:p>
          </table:table-cell>
          <table:table-cell table:formula="of:=[.F5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5]*[.H5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6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]*[.H6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7]*1.1" office:value-type="float" office:value="4.4" calcext:value-type="float">
            <text:p>4,4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7]*[.H7]" office:value-type="currency" office:currency="EUR" office:value="21.56" calcext:value-type="currency">
            <text:p>21,5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8]*1.1" office:value-type="float" office:value="1.1" calcext:value-type="float">
            <text:p>1,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8]*[.H8]" office:value-type="currency" office:currency="EUR" office:value="6.655" calcext:value-type="currency">
            <text:p>6,6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écoration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9]*1.1" office:value-type="float" office:value="1.1" calcext:value-type="float">
            <text:p>1,1</text:p>
          </table:table-cell>
          <table:table-cell office:value-type="currency" office:currency="EUR" office:value="1.8" calcext:value-type="currency">
            <text:p>1,80 €</text:p>
          </table:table-cell>
          <table:table-cell table:formula="of:=[.G9]*[.H9]" office:value-type="currency" office:currency="EUR" office:value="1.98" calcext:value-type="currency">
            <text:p>1,98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écoration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10]*1.1" office:value-type="float" office:value="4.4" calcext:value-type="float">
            <text:p>4,4</text:p>
          </table:table-cell>
          <table:table-cell office:value-type="currency" office:currency="EUR" office:value="3.8" calcext:value-type="currency">
            <text:p>3,80 €</text:p>
          </table:table-cell>
          <table:table-cell table:formula="of:=[.G10]*[.H10]" office:value-type="currency" office:currency="EUR" office:value="16.72" calcext:value-type="currency">
            <text:p>16,7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écoration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11]*1.1" office:value-type="float" office:value="1.1" calcext:value-type="float">
            <text:p>1,1</text:p>
          </table:table-cell>
          <table:table-cell office:value-type="currency" office:currency="EUR" office:value="5.3" calcext:value-type="currency">
            <text:p>5,30 €</text:p>
          </table:table-cell>
          <table:table-cell table:formula="of:=[.G11]*[.H11]" office:value-type="currency" office:currency="EUR" office:value="5.83" calcext:value-type="currency">
            <text:p>5,8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1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12]*[.H12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mbre P&amp;O Sud Est + Salle de Jeu + Chambre Ambr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4+0.3+0.2+0.2+6.3+0.3+0.2+0.2+7.41" office:value-type="float" office:value="17.51" calcext:value-type="float">
            <text:p>17,51</text:p>
          </table:table-cell>
          <table:table-cell table:formula="of:=[.F13]*1.1" office:value-type="float" office:value="19.261" calcext:value-type="float">
            <text:p>19,261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13]*[.H13]" office:value-type="currency" office:currency="EUR" office:value="14.349445" calcext:value-type="currency">
            <text:p>14,35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1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14]*[.H14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+1+1" office:value-type="float" office:value="6" calcext:value-type="float">
            <text:p>6</text:p>
          </table:table-cell>
          <table:table-cell table:formula="of:=[.F15]*1.1" office:value-type="float" office:value="6.6" calcext:value-type="float">
            <text:p>6,6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15]*[.H15]" office:value-type="currency" office:currency="EUR" office:value="7.26" calcext:value-type="currency">
            <text:p>7,2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 table:number-columns-repeated="2"/>
          <table:table-cell table:formula="of:=[.F16]*1.1" office:value-type="float" office:value="0" calcext:value-type="float">
            <text:p>0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16]*[.H16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17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17]*[.H17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mbre Ambre + Chambre Keziah Sud &amp; Est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6.41+0.2+0.21+1.63+0.2+1.17+0.17+0.51+1.48+0.2+0.2+0.2+2.8++2.79" office:value-type="float" office:value="20.17" calcext:value-type="float">
            <text:p>20,17</text:p>
          </table:table-cell>
          <table:table-cell table:formula="of:=[.F18]*1.1" office:value-type="float" office:value="22.187" calcext:value-type="float">
            <text:p>22,187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18]*[.H18]" office:value-type="currency" office:currency="EUR" office:value="16.529315" calcext:value-type="currency">
            <text:p>16,5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2+2+2" office:value-type="float" office:value="12" calcext:value-type="float">
            <text:p>12</text:p>
          </table:table-cell>
          <table:table-cell table:formula="of:=[.F19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19]*[.H19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 table:number-columns-repeated="2"/>
          <table:table-cell table:formula="of:=[.F20]*1.1" office:value-type="float" office:value="0" calcext:value-type="float">
            <text:p>0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20]*[.H20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+1+1-1" office:value-type="float" office:value="5" calcext:value-type="float">
            <text:p>5</text:p>
          </table:table-cell>
          <table:table-cell table:formula="of:=[.F21]*1.1" office:value-type="float" office:value="5.5" calcext:value-type="float">
            <text:p>5,5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21]*[.H21]" office:value-type="currency" office:currency="EUR" office:value="26.95" calcext:value-type="currency">
            <text:p>26,95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2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22]*[.H22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eau + Chambre Keziah Ouest + Couloi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style-name="ce1" table:formula="of:=2+2+2.45+0.2+0.2+2.3+0.2+0.2+0.25+0.2+0.2" office:value-type="float" office:value="10.2" calcext:value-type="float">
            <text:p>10,2</text:p>
          </table:table-cell>
          <table:table-cell table:formula="of:=[.F23]*1.1" office:value-type="float" office:value="11.22" calcext:value-type="float">
            <text:p>11,2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23]*[.H23]" office:value-type="currency" office:currency="EUR" office:value="8.3589" calcext:value-type="currency">
            <text:p>8,3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3+2+2+2+2+1" office:value-type="float" office:value="12" calcext:value-type="float">
            <text:p>12</text:p>
          </table:table-cell>
          <table:table-cell table:formula="of:=[.F2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24]*[.H24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25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25]*[.H25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26]*1.1" office:value-type="float" office:value="4.4" calcext:value-type="float">
            <text:p>4,4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26]*[.H26]" office:value-type="currency" office:currency="EUR" office:value="21.56" calcext:value-type="currency">
            <text:p>21,5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27]*1.1" office:value-type="float" office:value="1.1" calcext:value-type="float">
            <text:p>1,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27]*[.H27]" office:value-type="currency" office:currency="EUR" office:value="6.655" calcext:value-type="currency">
            <text:p>6,6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28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28]*[.H28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le de bains + tableau électriqu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4+0.2+0.2" office:value-type="float" office:value="2.8" calcext:value-type="float">
            <text:p>2,8</text:p>
          </table:table-cell>
          <table:table-cell table:formula="of:=[.F29]*1.1" office:value-type="float" office:value="3.08" calcext:value-type="float">
            <text:p>3,08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29]*[.H29]" office:value-type="currency" office:currency="EUR" office:value="2.2946" calcext:value-type="currency">
            <text:p>2,29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" office:value-type="float" office:value="4" calcext:value-type="float">
            <text:p>4</text:p>
          </table:table-cell>
          <table:table-cell table:formula="of:=[.F30]*1.1" office:value-type="float" office:value="4.4" calcext:value-type="float">
            <text:p>4,4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0]*[.H30]" office:value-type="currency" office:currency="EUR" office:value="20.02" calcext:value-type="currency">
            <text:p>20,0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[.F31]*1.1" office:value-type="float" office:value="2.2" calcext:value-type="float">
            <text:p>2,2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31]*[.H31]" office:value-type="currency" office:currency="EUR" office:value="10.78" calcext:value-type="currency">
            <text:p>10,78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3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32]*[.H32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le à manger + Salon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5+0.1+4.12+4.8+3.15+4.15+1.8+0.2+0.2+0.2+0.2+0.2" office:value-type="float" office:value="21.62" calcext:value-type="float">
            <text:p>21,62</text:p>
          </table:table-cell>
          <table:table-cell table:formula="of:=[.F33]*1.1" office:value-type="float" office:value="23.782" calcext:value-type="float">
            <text:p>23,78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33]*[.H33]" office:value-type="currency" office:currency="EUR" office:value="17.71759" calcext:value-type="currency">
            <text:p>17,7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3+3" office:value-type="float" office:value="12" calcext:value-type="float">
            <text:p>12</text:p>
          </table:table-cell>
          <table:table-cell table:formula="of:=[.F3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4]*[.H34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35]*1.1" office:value-type="float" office:value="3.3" calcext:value-type="float">
            <text:p>3,3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35]*[.H35]" office:value-type="currency" office:currency="EUR" office:value="16.17" calcext:value-type="currency">
            <text:p>16,17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formula="of:=[.F36]*1.1" office:value-type="float" office:value="2.2" calcext:value-type="float">
            <text:p>2,2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36]*[.H36]" office:value-type="currency" office:currency="EUR" office:value="13.31" calcext:value-type="currency">
            <text:p>13,3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37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37]*[.H37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5.75+1.1+2.45+2.1+2" office:value-type="float" office:value="15.4" calcext:value-type="float">
            <text:p>15,4</text:p>
          </table:table-cell>
          <table:table-cell table:formula="of:=[.F38]*1.1" office:value-type="float" office:value="16.94" calcext:value-type="float">
            <text:p>16,94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38]*[.H38]" office:value-type="currency" office:currency="EUR" office:value="12.6203" calcext:value-type="currency">
            <text:p>12,6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4" office:value-type="float" office:value="10" calcext:value-type="float">
            <text:p>10</text:p>
          </table:table-cell>
          <table:table-cell table:formula="of:=[.F39]*1.1" office:value-type="float" office:value="11" calcext:value-type="float">
            <text:p>1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9]*[.H39]" office:value-type="currency" office:currency="EUR" office:value="50.05" calcext:value-type="currency">
            <text:p>50,05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40]*1.1" office:value-type="float" office:value="3.3" calcext:value-type="float">
            <text:p>3,3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40]*[.H40]" office:value-type="currency" office:currency="EUR" office:value="16.17" calcext:value-type="currency">
            <text:p>16,17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quadru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41]*1.1" office:value-type="float" office:value="1.1" calcext:value-type="float">
            <text:p>1,1</text:p>
          </table:table-cell>
          <table:table-cell office:value-type="currency" office:currency="EUR" office:value="9.6" calcext:value-type="currency">
            <text:p>9,60 €</text:p>
          </table:table-cell>
          <table:table-cell table:formula="of:=[.G41]*[.H41]" office:value-type="currency" office:currency="EUR" office:value="10.56" calcext:value-type="currency">
            <text:p>10,5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4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42]*[.H42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igo + Congélateu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8.45+0.2" office:value-type="float" office:value="10.65" calcext:value-type="float">
            <text:p>10,65</text:p>
          </table:table-cell>
          <table:table-cell table:formula="of:=[.F43]*1.1" office:value-type="float" office:value="11.715" calcext:value-type="float">
            <text:p>11,71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3]*[.H43]" office:value-type="currency" office:currency="EUR" office:value="8.727675" calcext:value-type="currency">
            <text:p>8,7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[.F45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44]*[.H44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45]*1.1" office:value-type="float" office:value="1.1" calcext:value-type="float">
            <text:p>1,1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45]*[.H45]" office:value-type="currency" office:currency="EUR" office:value="5.39" calcext:value-type="currency">
            <text:p>5,39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46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46]*[.H46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ve vaissell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8.45+0.2" office:value-type="float" office:value="10.65" calcext:value-type="float">
            <text:p>10,65</text:p>
          </table:table-cell>
          <table:table-cell table:formula="of:=[.F47]*1.1" office:value-type="float" office:value="11.715" calcext:value-type="float">
            <text:p>11,71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7]*[.H47]" office:value-type="currency" office:currency="EUR" office:value="8.727675" calcext:value-type="currency">
            <text:p>8,7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8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48]*[.H48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9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49]*[.H49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50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50]*[.H50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2+5.7" office:value-type="float" office:value="7.9" calcext:value-type="float">
            <text:p>7,9</text:p>
          </table:table-cell>
          <table:table-cell table:formula="of:=[.F51]*1.1" office:value-type="float" office:value="8.69" calcext:value-type="float">
            <text:p>8,69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51]*[.H51]" office:value-type="currency" office:currency="EUR" office:value="6.47405" calcext:value-type="currency">
            <text:p>6,47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rtie de câb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2]*1.1" office:value-type="float" office:value="1.1" calcext:value-type="float">
            <text:p>1,1</text:p>
          </table:table-cell>
          <table:table-cell office:value-type="currency" office:currency="EUR" office:value="5.3" calcext:value-type="currency">
            <text:p>5,30 €</text:p>
          </table:table-cell>
          <table:table-cell table:formula="of:=[.G52]*[.H52]" office:value-type="currency" office:currency="EUR" office:value="5.83" calcext:value-type="currency">
            <text:p>5,8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Four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3]*1.1" office:value-type="float" office:value="0" calcext:value-type="float">
            <text:p>0</text:p>
          </table:table-cell>
          <table:table-cell/>
          <table:table-cell table:formula="of:=[.G53]*[.H53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4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54]*[.H54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32A</text:p>
          </table:table-cell>
          <table:table-cell office:value-type="float" office:value="1" calcext:value-type="float">
            <text:p>1</text:p>
          </table:table-cell>
          <table:table-cell table:formula="of:=[.F55]*1.1" office:value-type="float" office:value="1.1" calcext:value-type="float">
            <text:p>1,1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G55]*[.H55]" office:value-type="currency" office:currency="EUR" office:value="16.5" calcext:value-type="currency">
            <text:p>16,50 €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èche linge (????)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3.55+0.2" office:value-type="float" office:value="5.75" calcext:value-type="float">
            <text:p>5,75</text:p>
          </table:table-cell>
          <table:table-cell table:formula="of:=[.F56]*1.1" office:value-type="float" office:value="6.325" calcext:value-type="float">
            <text:p>6,32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56]*[.H56]" office:value-type="currency" office:currency="EUR" office:value="4.712125" calcext:value-type="currency">
            <text:p>4,7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7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57]*[.H57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8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58]*[.H58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59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59]*[.H59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chine à lave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2.65+0.2" office:value-type="float" office:value="4.85" calcext:value-type="float">
            <text:p>4,85</text:p>
          </table:table-cell>
          <table:table-cell table:formula="of:=[.F60]*1.1" office:value-type="float" office:value="5.335" calcext:value-type="float">
            <text:p>5,33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60]*[.H60]" office:value-type="currency" office:currency="EUR" office:value="3.974575" calcext:value-type="currency">
            <text:p>3,97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1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61]*[.H61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2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2]*[.H62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63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63]*[.H63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MC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.25+0.2" office:value-type="float" office:value="3.45" calcext:value-type="float">
            <text:p>3,45</text:p>
          </table:table-cell>
          <table:table-cell table:formula="of:=[.F64]*1.1" office:value-type="float" office:value="3.795" calcext:value-type="float">
            <text:p>3,79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64]*[.H64]" office:value-type="currency" office:currency="EUR" office:value="2.827275" calcext:value-type="currency">
            <text:p>2,8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5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65]*[.H65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6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6]*[.H66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table:formula="of:=[.F67]*1.1" office:value-type="float" office:value="1.1" calcext:value-type="float">
            <text:p>1,1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[.G67]*[.H67]" office:value-type="currency" office:currency="EUR" office:value="22" calcext:value-type="currency">
            <text:p>22,00 €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olets motorisés 1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3.65" office:value-type="float" office:value="5.65" calcext:value-type="float">
            <text:p>5,65</text:p>
          </table:table-cell>
          <table:table-cell table:formula="of:=[.F68]*1.1" office:value-type="float" office:value="6.215" calcext:value-type="float">
            <text:p>6,2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9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/>
          <table:table-cell table:formula="of:=[.F70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d-Ouest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5.5" office:value-type="float" office:value="5.5" calcext:value-type="float">
            <text:p>5,5</text:p>
          </table:table-cell>
          <table:table-cell table:formula="of:=[.F71]*1.1" office:value-type="float" office:value="6.05" calcext:value-type="float">
            <text:p>6,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 office:value-type="string" calcext:value-type="string">
            <text:p>2,5mm²</text:p>
          </table:table-cell>
          <table:table-cell table:formula="of:=0.2+0.1+0.4+0.4+0.2+0.1+0.5+0.4+1" office:value-type="float" office:value="3.3" calcext:value-type="float">
            <text:p>3,3</text:p>
          </table:table-cell>
          <table:table-cell table:formula="of:=[.F72]*1.1" office:value-type="float" office:value="3.63" calcext:value-type="float">
            <text:p>3,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73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4]*1.1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F75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76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est</text:p>
          </table:table-cell>
          <table:table-cell office:value-type="string" calcext:value-type="string">
            <text:p>Gaine 4 fils</text:p>
          </table:table-cell>
          <table:table-cell office:value-type="string" calcext:value-type="string">
            <text:p>2,5mm²</text:p>
          </table:table-cell>
          <table:table-cell table:formula="of:=6.5+7.2" office:value-type="float" office:value="13.7" calcext:value-type="float">
            <text:p>13,7</text:p>
          </table:table-cell>
          <table:table-cell table:formula="of:=[.F77]*1.1" office:value-type="float" office:value="15.07" calcext:value-type="float">
            <text:p>15,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78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9]*1.1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lets motorisés 2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/>
          <table:table-cell table:formula="of:=[.F80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rd + Chambre P&amp;O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2.8+0.4+1.9+3.5+0.6" office:value-type="float" office:value="11.2" calcext:value-type="float">
            <text:p>11,2</text:p>
          </table:table-cell>
          <table:table-cell table:formula="of:=[.F81]*1.1" office:value-type="float" office:value="12.32" calcext:value-type="float">
            <text:p>12,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îtier dérivation 5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2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/>
          <table:table-cell table:formula="of:=0.2+4.2+3.55+3.8" office:value-type="float" office:value="11.75" calcext:value-type="float">
            <text:p>11,75</text:p>
          </table:table-cell>
          <table:table-cell table:formula="of:=[.F83]*1.1" office:value-type="float" office:value="12.925" calcext:value-type="float">
            <text:p>12,9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84]*1.1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85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4.9+0.3+4.3+0.5+1.9" office:value-type="float" office:value="11.9" calcext:value-type="float">
            <text:p>11,9</text:p>
          </table:table-cell>
          <table:table-cell table:formula="of:=[.F86]*1.1" office:value-type="float" office:value="13.09" calcext:value-type="float">
            <text:p>13,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7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/>
          <table:table-cell table:formula="of:=0.5+3.3+0.5+3.15+0.9" office:value-type="float" office:value="8.35" calcext:value-type="float">
            <text:p>8,35</text:p>
          </table:table-cell>
          <table:table-cell table:formula="of:=[.F88]*1.1" office:value-type="float" office:value="9.185" calcext:value-type="float">
            <text:p>9,1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89]*1.1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90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lle de musique</text:p>
          </table:table-cell>
          <table:table-cell/>
          <table:table-cell office:value-type="string" calcext:value-type="string">
            <text:p>Disjoncteur 30mA 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91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banon</text:p>
          </table:table-cell>
          <table:table-cell/>
          <table:table-cell office:value-type="string" calcext:value-type="string">
            <text:p>Disjoncteur 30mA ?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clair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s-lig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ion ou protection</text:p>
          </table:table-cell>
          <table:table-cell office:value-type="string" calcext:value-type="string">
            <text:p>Longueur / Quantité</text:p>
          </table:table-cell>
          <table:table-cell office:value-type="string" calcext:value-type="string">
            <text:p>Longueur / Quantité <text:s/>majorée 10 %</text:p>
          </table:table-cell>
          <table:table-cell office:value-type="string" calcext:value-type="string">
            <text:p>Tarif unitair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ques Chambres Plafonnier Bureau Couloi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ppliques K + A + Plafonnier Bureau</text:p>
          </table:table-cell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4.42+0.2+3+1.9+0.6+2.5+0.2+3+0.5+0.3+3.15+3+0.7" office:value-type="float" office:value="23.47" calcext:value-type="float">
            <text:p>23,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appliqu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bouton poussoi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eziah : applique + plafonnier / Ambre : applique +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 office:value-type="string" calcext:value-type="string">
            <text:p>2,5mm²</text:p>
          </table:table-cell>
          <table:table-cell table:formula="of:=(3+3+3)/1.8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 office:value-type="string" calcext:value-type="string">
            <text:p>2,5mm²</text:p>
          </table:table-cell>
          <table:table-cell table:formula="of:=-(3+3+3)" office:value-type="float" office:value="-9" calcext:value-type="float">
            <text:p>-9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liques P + O + Plafonnier Couloir</text:p>
          </table:table-cell>
          <table:table-cell office:value-type="string" calcext:value-type="string">
            <text:p>Boîtier dérivation 8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4+0.7+3+0.5+1.4+3+0.2+0.5+1.8+3+0.5+0.2+2.4+3+0.2+0.5" office:value-type="float" office:value="24.9" calcext:value-type="float">
            <text:p>24,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2.1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retour</text:p>
          </table:table-cell>
          <table:table-cell/>
          <table:table-cell table:formula="of:=1.8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appliqu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+1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ocles pour douil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+1+1+1+1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&amp;O : applique Ouest + aplliques attente Est / Couloir : entrée Ou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&amp;O : applique Est w/ plafonnier / Couloir w/ plafonnier salle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bouton poussoi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&amp;O : applique Est w/ plafonnier / Couloir w/ plafonnier salle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table:formula="of:=1.7+1.7+1.7+1.7" office:value-type="float" office:value="6.8" calcext:value-type="float">
            <text:p>6,8</text:p>
          </table:table-cell>
          <table:table-cell table:number-columns-repeated="3"/>
          <table:table-cell office:value-type="string" calcext:value-type="string">
            <text:p>Option boîtier dérivation pour applique P&amp;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-3-3-3" office:value-type="float" office:value="-12" calcext:value-type="float">
            <text:p>-12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attente ?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 ?</text:p>
          </table:table-cell>
          <table:table-cell/>
          <table:table-cell table:formula="of:=-(1+1)"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applique ?</text:p>
          </table:table-cell>
          <table:table-cell/>
          <table:table-cell table:formula="of:=-(1+1)"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 ?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fonniers Chambres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 / terre</text:p>
          </table:table-cell>
          <table:table-cell office:value-type="string" calcext:value-type="string">
            <text:p>2,5mm²</text:p>
          </table:table-cell>
          <table:table-cell table:formula="of:=2+0.2+6+2+0.8+6.7+2+0.5+8.7+2+0.7+6.5" office:value-type="float" office:value="38.1" calcext:value-type="float">
            <text:p>38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2+2+2+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5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rrette phase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rrette neutre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5 i/o (correction) 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 (correction) ?</text:p>
          </table:table-cell>
          <table:table-cell/>
          <table:table-cell table:formula="of:=-2-2-2-2-2" office:value-type="float" office:value="-10" calcext:value-type="float">
            <text:p>-10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mbre P&amp;O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.1+2+1.5++0.3+1.5+3.6+1.5" office:value-type="float" office:value="16.5" calcext:value-type="float">
            <text:p>16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0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f Interrupteur double applique Est w/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Socle simple applique Est w/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lle de Jeu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5+0.2+1.5+3.2+1.5+3.5+1.5" office:value-type="float" office:value="18.4" calcext:value-type="float">
            <text:p>18,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0+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f. Interrupteur double Couloir w/ plafonnier salle de jeu + Interrupteur double Extérieur w/ plafonnier salle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térieur w/ plafonnier salle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dont un partagé avec extérieur s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0+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simple Couloir w/ plafonnier salle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mbre A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7.3+0.3+1.5+2.8+1.5+2.2+1.5" office:value-type="float" office:value="19.1" calcext:value-type="float">
            <text:p>19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0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f. Interrupteur double Ambre : applique +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simple Ambre : applique +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mbre K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.8+3.5+1.5+0.3+1.5+4.2+1.5" office:value-type="float" office:value="19.3" calcext:value-type="float">
            <text:p>19,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f. Interrupteur double Keziah : applique +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0+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simple Keziah : applique + plafonnier / Socle déjà installé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dB + WC + Local technique + Sas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5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C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2+3+1" office:value-type="float" office:value="7.2" calcext:value-type="float">
            <text:p>7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3"/>
          <table:table-cell table:style-name="ce3"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"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 table:number-columns-repeated="5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B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4+3+1.1+2" office:value-type="float" office:value="9.5" calcext:value-type="float">
            <text:p>9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3"/>
          <table:table-cell table:style-name="ce3"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"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 table:number-columns-repeated="5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l technique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2+3.3+1.9" office:value-type="float" office:value="7.2" calcext:value-type="float">
            <text:p>7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boîtier dérivation obligatoi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/>
          <table:table-cell table:formula="of:=1.7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s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1.5+1.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1.7+0.3+0.2" office:value-type="float" office:value="2.2" calcext:value-type="float">
            <text:p>2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retour</text:p>
          </table:table-cell>
          <table:table-cell/>
          <table:table-cell table:formula="of:=1.7+0.5+1+2.4" office:value-type="float" office:value="5.6" calcext:value-type="float">
            <text:p>5,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on / Cuisine / Salle à manger / Couloir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15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7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isine (principal)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9" office:value-type="float" office:value="3.9" calcext:value-type="float">
            <text:p>3,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 office:value-type="string" calcext:value-type="string">
            <text:p>2,5mm²</text:p>
          </table:table-cell>
          <table:table-cell table:formula="of:=3.5+3+1.7" office:value-type="float" office:value="8.2" calcext:value-type="float">
            <text:p>8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interrupteur b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interrupteur bar / salle à manger / couloir /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isine (évier)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5.5" office:value-type="float" office:value="5.5" calcext:value-type="float">
            <text:p>5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 office:value-type="string" calcext:value-type="string">
            <text:p>2,5mm²</text:p>
          </table:table-cell>
          <table:table-cell table:formula="of:=3.5+3+2+0.2+1.7" office:value-type="float" office:value="10.4" calcext:value-type="float">
            <text:p>10,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3.8+1.3" office:value-type="float" office:value="5.1" calcext:value-type="float">
            <text:p>5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/>
          <table:table-cell table:formula="of:=3+3.5+1.7" office:value-type="float" office:value="8.2" calcext:value-type="float">
            <text:p>8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rtagé avec interrupteur Cuisine Princip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rtagé avec interrupteur bar / salle à manger / couloir /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spo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uloir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1.9+1.7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/>
          <table:table-cell table:formula="of:=2.4+1.7+3.3+0.2+1.7+3.4+0.2+1.7+3" office:value-type="float" office:value="17.6" calcext:value-type="float">
            <text:p>17,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retour</text:p>
          </table:table-cell>
          <table:table-cell/>
          <table:table-cell table:formula="of:=[.F198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6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ur interrupteurs couloir, salon, salle à manger au s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er entrée sas partagé avec inter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nter limite couloir / couloir + inter b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er limite couloir / couloir partagé avec inter salle à manger et inter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interrupteur bouton poussoir salon entrée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. Partagé avec interrupteur bar / salle à manger / couloir /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 ou spot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lon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/>
          <table:table-cell table:formula="of:=3.3+0.3+1.7+5.1+1.7+3.3+3+1.7+2.3+1.7" office:value-type="float" office:value="24.1" calcext:value-type="float">
            <text:p>24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retour</text:p>
          </table:table-cell>
          <table:table-cell/>
          <table:table-cell table:formula="of:=[.F198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office:value-type="string" calcext:value-type="string">
            <text:p>inter limite couloir / couloir partagé avec inter salle à manger + inter bar partagé avec inter salle à manger + inter sud partagé avec inter salle à mang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entrée sas partagé avec inter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limite couloir / couloir partagé avec inter salle à manger et inter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entrée sas partagé avec inter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. Partagé avec interrupteur bar / salle à manger / couloir / sal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er sud partagé avec inter salle à manger + extéri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lle à manger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/>
          <table:table-cell table:formula="of:=3.3+1.7+3+3.3+1.7+0.3+5.1+1.7" office:value-type="float" office:value="20.1" calcext:value-type="float">
            <text:p>20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retour</text:p>
          </table:table-cell>
          <table:table-cell/>
          <table:table-cell table:formula="of:=[.F198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0+0+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inter limite couloir / couloir partagé avec salle à manger + inter bar partagé avec inter salle à manger + inter sud partagé avec inter salle à mang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sud partagé avec salle à manger + cf. inter limite couloir / couloir partagé avec inter salle à manger et inter salon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interrupteur bar / salle à manger / couloir /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térieur Nord / Ouest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2+5+1+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6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térieur Nord 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5+6+10" office:value-type="float" office:value="16.5" calcext:value-type="float">
            <text:p>16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 / neutre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2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no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térieur Nord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6+0.7+8.5+4+6" office:value-type="float" office:value="19.8" calcext:value-type="float">
            <text:p>19,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extérieur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0.5+4.5+2.5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0.2+0.7+0.2+1.7" office:value-type="float" office:value="2.8" calcext:value-type="float">
            <text:p>2,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no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extérieur double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entrée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térieur entrée Sas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5+1+0.2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0.2+4.5+2.5" office:value-type="float" office:value="7.2" calcext:value-type="float">
            <text:p>7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0.2+0.7+0.2+1.7" office:value-type="float" office:value="2.8" calcext:value-type="float">
            <text:p>2,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Ou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extérieur double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entrée 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térieur Ou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2+3+3.7+0.7+3" office:value-type="float" office:value="10.6" calcext:value-type="float">
            <text:p>10,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extérieur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navette / phase / neutre</text:p>
          </table:table-cell>
          <table:table-cell/>
          <table:table-cell table:formula="of:=0.5+1.7" office:value-type="float" office:value="2.2" calcext:value-type="float">
            <text:p>2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1.8+8.5" office:value-type="float" office:value="10.3" calcext:value-type="float">
            <text:p>10,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Ou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avec témoin 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s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sud partagé avec salle à manger + extéri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érieur Carpor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8+0.8+4.5+0.3+1.5+0.5" office:value-type="float" office:value="8.4" calcext:value-type="float">
            <text:p>8,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extéri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xtérieur Sud / Est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2+0.4+0.5+9.2+1.1+0.9+7.6+0.6+4.5+0.6+2+0.6+9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térieur Est</text:p>
          </table:table-cell>
          <table:table-cell office:value-type="string" calcext:value-type="string">
            <text:p>Gaine phase / ret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partagé avec extérieur 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déjà installé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térieur Sud</text:p>
          </table:table-cell>
          <table:table-cell office:value-type="string" calcext:value-type="string">
            <text:p>Boîtier dérivation 6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navette / phase / neutre</text:p>
          </table:table-cell>
          <table:table-cell/>
          <table:table-cell table:formula="of:=0.2+2" office:value-type="float" office:value="2.2" calcext:value-type="float">
            <text:p>2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8.5+2" office:value-type="float" office:value="10.5" calcext:value-type="float">
            <text:p>10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double avec témoin 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s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sud partagé avec salle à manger + extéri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Extérieur w/ plafonnier salle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dont un partagé avec extérieur sud 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te extérieur</text:p>
          </table:table-cell>
          <table:table-cell office:value-type="string" calcext:value-type="string">
            <text:p>Pompe de relevage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ise 2P+T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rport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ise 2P+T extéri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5+1+2.5+5+2" office:value-type="float" office:value="17.5" calcext:value-type="float">
            <text:p>17,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te salle de musique</text:p>
          </table:table-cell>
          <table:table-cell/>
          <table:table-cell office:value-type="string" calcext:value-type="string">
            <text:p>Gaine phase / terre / neutre</text:p>
          </table:table-cell>
          <table:table-cell/>
          <table:table-cell table:formula="of:=4+2.8+1.8+3.5+4+5+3.5+2.5+2.5" office:value-type="float" office:value="29.6" calcext:value-type="float">
            <text:p>29,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2.5+3.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erentiel</text:p>
          </table:table-cell>
          <table:table-cell office:value-type="string" calcext:value-type="string">
            <text:p>20 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MC</text:p>
          </table:table-cell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P+T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clairage</text:p>
          </table:table-cell>
          <table:table-cell office:value-type="string" calcext:value-type="string">
            <text:p>Douille plafonni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sjoncteur 30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te cabanon</text:p>
          </table:table-cell>
          <table:table-cell/>
          <table:table-cell office:value-type="string" calcext:value-type="string">
            <text:p>Disjoncteur 30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thernet</text:p>
          </table:table-cell>
          <table:table-cell table:number-columns-repeated="2"/>
          <table:table-cell office:value-type="string" calcext:value-type="string">
            <text:p>Gaine ethernet</text:p>
          </table:table-cell>
          <table:table-cell/>
          <table:table-cell table:formula="of:=2.5+2+2+2.5+2+5.1+2+9.1+2+9.1+2+5.3+1+2+7.3+2+11.2+2+9.1+2+9.1" office:value-type="float" office:value="91.3" calcext:value-type="float">
            <text:p>91,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ise ethernet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2"/>
          <table:table-cell office:value-type="string" calcext:value-type="string">
            <text:p>Barrette phas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rrette neutr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rre ter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sjoncteur 30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22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ébit condensé" table:style-name="ta1"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titulé 1</text:p>
          </table:table-cell>
          <table:table-cell office:value-type="string" calcext:value-type="string">
            <text:p>Intitulé 2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Unité</text:p>
          </table:table-cell>
        </table:table-row>
        <table:table-row table:style-name="ro1">
          <table:table-cell office:value-type="string" calcext:value-type="string">
            <text:p>Gaine préfilée phase / neutre / terre</text:p>
          </table:table-cell>
          <table:table-cell office:value-type="string" calcext:value-type="string">
            <text:p>Section 2,5mm²</text:p>
          </table:table-cell>
          <table:table-cell table:formula="of:=['Débit éclaté'.F4]+['Débit éclaté'.F13]+['Débit éclaté'.F18]+['Débit éclaté'.F23]+['Débit éclaté'.F29]+['Débit éclaté'.F33]+['Débit éclaté'.F38]+['Débit éclaté'.F43]+['Débit éclaté'.F47]+['Débit éclaté'.F51]+['Débit éclaté'.F56]+['Débit éclaté'.F60]+['Débit éclaté'.F64]+['Débit éclaté'.F68]+['Débit éclaté'.F71]+['Débit éclaté'.F81]+['Débit éclaté'.F86]+['Débit éclaté'.F100]+['Débit éclaté'.F109]+['Débit éclaté'.F163]+['Débit éclaté'.F165]+['Débit éclaté'.F171]+['Débit éclaté'.F173]+['Débit éclaté'.F179]+['Débit éclaté'.F181]+['Débit éclaté'.F188]+['Débit éclaté'.F198]+['Débit éclaté'.F202]+['Débit éclaté'.F208]+['Débit éclaté'.F214]+['Débit éclaté'.F220]+['Débit éclaté'.F232]+['Débit éclaté'.F244]+['Débit éclaté'.F256]+['Débit éclaté'.F263]+['Débit éclaté'.F273]+['Débit éclaté'.F282]+['Débit éclaté'.F297]+['Débit éclaté'.F291]+['Débit éclaté'.F318]+['Débit éclaté'.F320]+['Débit éclaté'.F335]" office:value-type="float" office:value="438.79" calcext:value-type="float">
            <text:p>438,7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ine préfilée navettes / phase (2 violet / 1 noir)</text:p>
          </table:table-cell>
          <table:table-cell office:value-type="string" calcext:value-type="string">
            <text:p>Section 2.5mm²</text:p>
          </table:table-cell>
          <table:table-cell table:formula="of:=['Débit éclaté'.F111]+['Débit éclaté'.F110]+['Débit éclaté'.F190]+['Débit éclaté'.F191]+['Débit éclaté'.F266]+['Débit éclaté'.F275]+['Débit éclaté'.F321]" office:value-type="float" office:value="32.4" calcext:value-type="float">
            <text:p>32,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ine préfilée retour / phase (1 rouge, 1 orange)</text:p>
          </table:table-cell>
          <table:table-cell office:value-type="string" calcext:value-type="string">
            <text:p>Section 2.5mm²</text:p>
          </table:table-cell>
          <table:table-cell office:value-type="string" calcext:value-type="string">
            <text:p>=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2:03:31.810360513</meta:creation-date>
    <dc:date>2017-04-11T08:46:05.067216328</dc:date>
    <meta:editing-duration>P2DT10H39M48S</meta:editing-duration>
    <meta:editing-cycles>326</meta:editing-cycles>
    <meta:generator>LibreOffice/5.2.6.2$Linux_X86_64 LibreOffice_project/20m0$Build-2</meta:generator>
    <meta:document-statistic meta:table-count="2" meta:cell-count="1128" meta:object-count="0"/>
  </office:meta>
</office:document-meta>
</file>